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fo:font-style="italic" officeooo:rsid="00134e3a" officeooo:paragraph-rsid="00134e3a" style:font-style-asian="italic" style:font-style-complex="italic"/>
    </style:style>
    <style:style style:name="P3" style:family="paragraph" style:parent-style-name="Heading_20_1">
      <style:paragraph-properties fo:text-align="center" style:justify-single-word="false"/>
      <style:text-properties officeooo:rsid="00134e3a" officeooo:paragraph-rsid="00134e3a"/>
    </style:style>
    <style:style style:name="T1" style:family="text">
      <style:text-properties officeooo:rsid="00134e3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resiarze z Grochowa</text:h>
      <text:p text:style-name="Standard">Pewnego dnia <text:span text:style-name="T1">trzech nierozłącznych kumpli (jak trzy nierozłączne paski na dresie) spotkało się nad brzegiem Wisły. Słysząc w zaroslach chałas pomyśleli ,że to ten konfident co filmuje ludzi w spokoju spożywających tam napoje wyskokowe. Na całe szczęście dla jego ubezpieczenia zdrowotnego okazało się, że to były prezenter wiadomej stacji, który poprosił ich o podwózkę do jej siedziby. Nie otrzymawszy zadawalającej odpowiedzi „Pożyczył” pojazd będący własością jednego z nich. Gdy go znaleźli z racji, że powiedział gdzie się wybiera (dalsza część zawiera dyrastyczne sceny więc została wycięta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iotr Zyszcz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5-03-24T13:16:43.278984197</dc:date>
    <meta:editing-duration>PT26M16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91" meta:character-count="632" meta:non-whitespace-character-count="544"/>
  </office:meta>
</office:document-meta>
</file>